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svg:font-family="Time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P1" style:family="paragraph" style:parent-style-name="Standard">
      <style:paragraph-properties fo:margin-top="0.199cm" fo:margin-bottom="0.199cm"/>
      <style:text-properties fo:font-style="italic" fo:font-weight="bold" style:font-style-asian="italic" style:font-weight-asian="bold" style:font-style-complex="italic" style:font-weight-complex="bold"/>
    </style:style>
    <style:style style:name="P2" style:family="paragraph" style:parent-style-name="Standard">
      <style:paragraph-properties fo:margin-top="0.199cm" fo:margin-bottom="0.199cm"/>
    </style:style>
    <style:style style:name="P3" style:family="paragraph" style:parent-style-name="Standard">
      <style:paragraph-properties fo:margin-top="0.199cm" fo:margin-bottom="0cm"/>
      <style:text-properties fo:font-size="11pt" fo:font-style="italic" style:font-size-asian="11pt" style:font-style-asian="italic" style:font-size-complex="11pt" style:font-style-complex="italic"/>
    </style:style>
    <style:style style:name="T1" style:family="text">
      <style:text-properties style:font-name="Bitstream Char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medium (300g) eggplant</text:p>
      <text:p text:style-name="Standard">3 medium (360g) zucchini</text:p>
      <text:p text:style-name="Standard">coarse cooking salt</text:p>
      <text:p text:style-name="Standard">300g piece pumpkin</text:p>
      <text:p text:style-name="Standard">1 large (200g) onion</text:p>
      <text:p text:style-name="Standard">1 medium (200g) red capsicum, quartered</text:p>
      <text:p text:style-name="Standard">cooking-oil spray</text:p>
      <text:p text:style-name="P1">Method</text:p>
      <text:p text:style-name="Standard">Cut eggplant and zucchini lengthways into 5mm slices. Place eggplant slices in colander, sprinkle with salt, stand 30 minutes. Rinse slices under cold water, drain on absorbent paper. Cut pumpkin and onion into 5mm slices. Cut capsicum into 2cm strips. Coat vegetables with cooking-oil spray. Add vegetables to heated barbecue; cook until tender and browned on both sides. Drizzle vegetables with dressing while warm.</text:p>
      <text:p text:style-name="P1">Dressing</text:p>
      <text:p text:style-name="Standard">2 tablespoons lemon juice</text:p>
      <text:p text:style-name="Standard">2 teaspoons olive oil</text:p>
      <text:p text:style-name="Standard"><text:span text:style-name="T1">¼</text:span> teaspoon sugar</text:p>
      <text:p text:style-name="Standard">2 teaspoons drained green peppercorns, crushed</text:p>
      <text:p text:style-name="Standard">1 tablespoon drained small capers</text:p>
      <text:p text:style-name="Standard">1 clove garlic, crushed</text:p>
      <text:p text:style-name="P2">Combine all ingredients in jar; shake well.</text:p>
      <text:p text:style-name="P3">Per serve: fat 4g; fibre 5g; kj 4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svg:font-family="Time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fo:font-size="14pt" style:font-name-asian="HG Mincho Light J" style:font-size-asian="14pt" style:font-name-complex="Tahoma" style:font-size-complex="14pt"/>
    </style:style>
    <style:style style:name="List" style:family="paragraph" style:parent-style-name="Text_20_body" style:class="list">
      <style:text-properties style:font-name="Tim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weight="bold" style:font-weight-asian="bold" style:font-weight-complex="bold"/>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Barbecued Vegetable Salad</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2-14T18:17:35</meta:creation-date>
    <dc:creator>Frank Jung</dc:creator>
    <dc:date>2005-05-08T16:17:53</dc:date>
    <dc:language>en-AU</dc:language>
    <meta:editing-cycles>7</meta:editing-cycles>
    <meta:editing-duration>PT11M14S</meta:editing-duration>
    <meta:user-defined meta:name="Info 1"/>
    <meta:user-defined meta:name="Info 2"/>
    <meta:user-defined meta:name="Info 3"/>
    <meta:user-defined meta:name="Info 4"/>
    <meta:document-statistic meta:table-count="0" meta:image-count="0" meta:object-count="0" meta:page-count="1" meta:paragraph-count="19" meta:word-count="138" meta:character-count="860"/>
  </office:meta>
</office:document-meta>
</file>